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81aca6"/>
    </style:style>
    <style:style style:name="ce3" style:family="table-cell" style:parent-style-name="Default">
      <style:table-cell-properties fo:background-color="#bbe33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111cm" svg:height="10.741cm" svg:x="22.579cm" svg:y="1.842cm">
            <draw:object draw:notify-on-update-of-ranges="Sheet1.H1:Sheet1.H1 Sheet1.H2:Sheet1.H22 Sheet1.I1:Sheet1.I1 Sheet1.I2:Sheet1.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X^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 (-[.B2] + SQRT([.B2]*[.B2] - 4*[.A2]*[.C2]))/(2*[.A2])" office:value-type="float" office:value="4.47213595499958" calcext:value-type="float">
            <text:p>4.47213595499958</text:p>
          </table:table-cell>
          <table:table-cell table:formula="of:= (-[.B2] - SQRT([.B2]*[.B2] - 4*[.A2]*[.C2]))/(2*[.A2])" office:value-type="float" office:value="-4.47213595499958" calcext:value-type="float">
            <text:p>-4.47213595499958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 [.$A$2] *[.H2]*[.H2] + [.$B$2] *[.H2] + [.$C$2]" office:value-type="float" office:value="80" calcext:value-type="float">
            <text:p>80</text:p>
          </table:table-cell>
        </table:table-row>
        <table:table-row table:style-name="ro2">
          <table:table-cell table:number-columns-repeated="7"/>
          <table:table-cell office:value-type="float" office:value="-9" calcext:value-type="float">
            <text:p>-9</text:p>
          </table:table-cell>
          <table:table-cell table:formula="of:= [.$A$2] *[.H3]*[.H3] + [.$B$2] *[.H3] + [.$C$2]"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-8" calcext:value-type="float">
            <text:p>-8</text:p>
          </table:table-cell>
          <table:table-cell table:formula="of:= [.$A$2] *[.H4]*[.H4] + [.$B$2] *[.H4] + [.$C$2]" office:value-type="float" office:value="44" calcext:value-type="float">
            <text:p>44</text:p>
          </table:table-cell>
        </table:table-row>
        <table:table-row table:style-name="ro2">
          <table:table-cell table:number-columns-repeated="7"/>
          <table:table-cell office:value-type="float" office:value="-7" calcext:value-type="float">
            <text:p>-7</text:p>
          </table:table-cell>
          <table:table-cell table:formula="of:= [.$A$2] *[.H5]*[.H5] + [.$B$2] *[.H5] + [.$C$2]" office:value-type="float" office:value="29" calcext:value-type="float">
            <text:p>29</text:p>
          </table:table-cell>
        </table:table-row>
        <table:table-row table:style-name="ro2">
          <table:table-cell table:number-columns-repeated="7"/>
          <table:table-cell office:value-type="float" office:value="-6" calcext:value-type="float">
            <text:p>-6</text:p>
          </table:table-cell>
          <table:table-cell table:formula="of:= [.$A$2] *[.H6]*[.H6] + [.$B$2] *[.H6] + [.$C$2]" office:value-type="float" office:value="16" calcext:value-type="float">
            <text:p>16</text:p>
          </table:table-cell>
        </table:table-row>
        <table:table-row table:style-name="ro2">
          <table:table-cell table:number-columns-repeated="7"/>
          <table:table-cell office:value-type="float" office:value="-5" calcext:value-type="float">
            <text:p>-5</text:p>
          </table:table-cell>
          <table:table-cell table:formula="of:= [.$A$2] *[.H7]*[.H7] + [.$B$2] *[.H7] + [.$C$2]"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-4" calcext:value-type="float">
            <text:p>-4</text:p>
          </table:table-cell>
          <table:table-cell table:formula="of:= [.$A$2] *[.H8]*[.H8] + [.$B$2] *[.H8] + [.$C$2]" office:value-type="float" office:value="-4" calcext:value-type="float">
            <text:p>-4</text:p>
          </table:table-cell>
        </table:table-row>
        <table:table-row table:style-name="ro2">
          <table:table-cell table:number-columns-repeated="7"/>
          <table:table-cell office:value-type="float" office:value="-3" calcext:value-type="float">
            <text:p>-3</text:p>
          </table:table-cell>
          <table:table-cell table:formula="of:= [.$A$2] *[.H9]*[.H9] + [.$B$2] *[.H9] + [.$C$2]" office:value-type="float" office:value="-11" calcext:value-type="float">
            <text:p>-11</text:p>
          </table:table-cell>
        </table:table-row>
        <table:table-row table:style-name="ro2">
          <table:table-cell table:number-columns-repeated="7"/>
          <table:table-cell office:value-type="float" office:value="-2" calcext:value-type="float">
            <text:p>-2</text:p>
          </table:table-cell>
          <table:table-cell table:formula="of:= [.$A$2] *[.H10]*[.H10] + [.$B$2] *[.H10] + [.$C$2]" office:value-type="float" office:value="-16" calcext:value-type="float">
            <text:p>-16</text:p>
          </table:table-cell>
        </table:table-row>
        <table:table-row table:style-name="ro2">
          <table:table-cell table:number-columns-repeated="7"/>
          <table:table-cell office:value-type="float" office:value="-1" calcext:value-type="float">
            <text:p>-1</text:p>
          </table:table-cell>
          <table:table-cell table:formula="of:= [.$A$2] *[.H11]*[.H11] + [.$B$2] *[.H11] + [.$C$2]" office:value-type="float" office:value="-19" calcext:value-type="float">
            <text:p>-19</text:p>
          </table:table-cell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formula="of:= [.$A$2] *[.H12]*[.H12] + [.$B$2] *[.H12] + [.$C$2]" office:value-type="float" office:value="-20" calcext:value-type="float">
            <text:p>-20</text:p>
          </table:table-cell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formula="of:= [.$A$2] *[.H13]*[.H13] + [.$B$2] *[.H13] + [.$C$2]" office:value-type="float" office:value="-19" calcext:value-type="float">
            <text:p>-19</text:p>
          </table:table-cell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formula="of:= [.$A$2] *[.H14]*[.H14] + [.$B$2] *[.H14] + [.$C$2]" office:value-type="float" office:value="-16" calcext:value-type="float">
            <text:p>-16</text:p>
          </table:table-cell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table:formula="of:= [.$A$2] *[.H15]*[.H15] + [.$B$2] *[.H15] + [.$C$2]" office:value-type="float" office:value="-11" calcext:value-type="float">
            <text:p>-11</text:p>
          </table:table-cell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table:formula="of:= [.$A$2] *[.H16]*[.H16] + [.$B$2] *[.H16] + [.$C$2]" office:value-type="float" office:value="-4" calcext:value-type="float">
            <text:p>-4</text:p>
          </table:table-cell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table:formula="of:= [.$A$2] *[.H17]*[.H17] + [.$B$2] *[.H17] + [.$C$2]"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table:formula="of:= [.$A$2] *[.H18]*[.H18] + [.$B$2] *[.H18] + [.$C$2]" office:value-type="float" office:value="16" calcext:value-type="float">
            <text:p>16</text:p>
          </table:table-cell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table:formula="of:= [.$A$2] *[.H19]*[.H19] + [.$B$2] *[.H19] + [.$C$2]" office:value-type="float" office:value="29" calcext:value-type="float">
            <text:p>29</text:p>
          </table:table-cell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table:formula="of:= [.$A$2] *[.H20]*[.H20] + [.$B$2] *[.H20] + [.$C$2]" office:value-type="float" office:value="44" calcext:value-type="float">
            <text:p>44</text:p>
          </table:table-cell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table:formula="of:= [.$A$2] *[.H21]*[.H21] + [.$B$2] *[.H21] + [.$C$2]" office:value-type="float" office:value="61" calcext:value-type="float">
            <text:p>61</text:p>
          </table:table-cell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table:formula="of:= [.$A$2] *[.H22]*[.H22] + [.$B$2] *[.H22] + [.$C$2]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7T20:33:14.445000000</meta:creation-date>
    <dc:date>2022-06-27T20:55:56.811000000</dc:date>
    <meta:editing-duration>PT1M41S</meta:editing-duration>
    <meta:editing-cycles>2</meta:editing-cycles>
    <meta:generator>LibreOffice/7.2.0.4$Windows_X86_64 LibreOffice_project/9a9c6381e3f7a62afc1329bd359cc48accb6435b</meta:generator>
    <meta:document-statistic meta:table-count="1" meta:cell-count="5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12cm" svg:height="10.742cm" xlink:href=".." xlink:type="simple" chart:class="chart:line" chart:style-name="ch1">
        <chart:legend chart:legend-position="top" svg:x="8.87cm" svg:y="0.185cm" style:legend-expansion="wide" chart:style-name="ch2"/>
        <chart:plot-area chart:style-name="ch3" table:cell-range-address="Sheet1.H1:Sheet1.I22" chart:data-source-has-labels="both" svg:x="0.903cm" svg:y="0.703cm" svg:width="16.472cm" svg:height="10.235cm">
          <chart:coordinate-region svg:x="1.71cm" svg:y="0.902cm" svg:width="15.478cm" svg:height="9.837cm"/>
          <chart:axis chart:dimension="x" chart:name="primary-x" chart:style-name="ch4" chartooo:axis-type="auto">
            <chartooo:date-scale/>
            <chart:categories table:cell-range-address="Sheet1.H2:Sheet1.H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22" chart:label-cell-address="Sheet1.I1:Sheet1.I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Sheet1.H2:Sheet1.H22</svg:desc>
                </draw:g>
              </table:table-cell>
              <table:table-cell office:value-type="float" office:value="80">
                <text:p>80</text:p>
                <draw:g>
                  <svg:desc>Sheet1.I2:Sheet1.I22</svg:desc>
                </draw:g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